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9f059" officeooo:paragraph-rsid="0009f059" style:text-blinking="false" fo:background-color="transparen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eral Skills:</text:p>
      <text:p text:style-name="P1">(4) Bind/Detain - 15 minute period preventing skill purchase</text:p>
      <text:p text:style-name="P1">(4) Gag/Silence - 15 minute period preventing communication</text:p>
      <text:p text:style-name="P1">(4) Guard/Protect - 15 minute period preventing use of negative abilities on player </text:p>
      <text:p text:style-name="P1">(4) Sentence/Arrest - 15 minute period before being judged guilty or not</text:p>
      <text:p text:style-name="P1">(6) Cleanse - Removal tool for Bind, Gag, Guard, Sentence, and Skip</text:p>
      <text:p text:style-name="P1">(6) Death/Kill - 15 minute period before dying</text:p>
      <text:p text:style-name="P1">(8) Life/Save - Removal tool for Death</text:p>
      <text:p text:style-name="P1">(10) Drain - Take another players Skill Points (SP)</text:p>
      <text:p text:style-name="P1">(10) Perception/Truth Tell - Ask another player a question w/o option for lyi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08:26:03.871192751</meta:creation-date>
    <dc:date>2018-02-17T08:35:23.045098439</dc:date>
    <meta:editing-duration>PT9M23S</meta:editing-duration>
    <meta:editing-cycles>1</meta:editing-cycles>
    <meta:document-statistic meta:table-count="0" meta:image-count="0" meta:object-count="0" meta:page-count="1" meta:paragraph-count="10" meta:word-count="93" meta:character-count="571" meta:non-whitespace-character-count="487"/>
    <meta:generator>LibreOffice/6.0.1.1$Linux_X86_64 LibreOffice_project/00m0$Build-1</meta:generator>
  </office:meta>
</office:document-meta>
</file>